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byssinica SIL"/>
    </style:style>
    <style:style style:name="P2" style:family="paragraph" style:parent-style-name="Standard">
      <style:paragraph-properties fo:margin-left="0in" fo:margin-right="0in" fo:text-indent="0in" style:auto-text-indent="false"/>
      <style:text-properties style:font-name="Abyssinica SIL" officeooo:rsid="000013f6" officeooo:paragraph-rsid="000013f6"/>
    </style:style>
    <style:style style:name="P3" style:family="paragraph" style:parent-style-name="Standard">
      <style:paragraph-properties fo:margin-left="0in" fo:margin-right="0in" fo:text-align="center" style:justify-single-word="false" fo:text-indent="0in" style:auto-text-indent="false"/>
      <style:text-properties style:font-name="Abyssinica SIL" style:text-underline-style="solid" style:text-underline-width="auto" style:text-underline-color="font-color" officeooo:rsid="000013f6" officeooo:paragraph-rsid="000013f6"/>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fo:font-size="9.75pt" fo:letter-spacing="normal" fo:font-style="normal" fo:font-weight="normal"/>
    </style:style>
    <style:style style:name="T3" style:family="text">
      <style:text-properties fo:font-variant="normal" fo:text-transform="none" fo:color="#222222" style:text-position="super 58%" fo:font-size="9.75pt" fo:letter-spacing="normal" fo:font-style="normal" fo:font-weight="normal"/>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Ritwik Dutta</text:span></text:p>
      <text:p text:style-name="P2"><text:span text:style-name="T2">Otayco 1</text:span><text:span text:style-name="T3">st</text:span><text:span text:style-name="T2"> </text:span></text:p>
      <text:p text:style-name="P2"><text:span text:style-name="T2">American Literature</text:span></text:p>
      <text:p text:style-name="P2"><text:span text:style-name="T2"/></text:p>
      <text:p text:style-name="P3"><text:span text:style-name="T2">Gatsby Seminar Notes</text:span></text:p>
      <text:p text:style-name="P1"><text:span text:style-name="T2"/></text:p>
      <text:p text:style-name="P1"><text:span text:style-name="T2">1. Fitzgerald's ultimate commentary is that the American Dream is ultimately a hollow ideal because it will not pan out the way that it is intended to. Most of the people who try and achieve it are the noveau riche - the classless and young who ultimately are looking for shallow and fake love.</text:span><text:line-break/><text:line-break/><text:span text:style-name="T2">Nick is the only one who had a chance of getting the American Dream - everyone else has as thrown away the option to achieve the American dream. The American dream is not the acquisition of money, but rather the achievement of happiness. The characters in the book lost sight of reality and what was important. The American Dream is not the exact same thing</text:span><text:line-break/><text:line-break/><text:span text:style-name="T2">2. Fitzgerald's work is a commentary on the shallow experience that is a relationship based on mutual desire for material wealth - the couple Daisy and Tom, who are not really "married" in the conventional sense, are solely together for the monetary benefits - a civil partnership would mean more and violate less of the sanctity of the instituion that is revered for being so meaningful.</text:span><text:line-break/><text:line-break/><text:span text:style-name="T2">The lengths that Gatsby goes to just to get to Daisy is quite ridiculous. He is a fraud and a liar; he has a pool but never uses it, and he has a library but has never read any of the books. He cannot be true to himself, and thus not to anyone else either. He lies and hides and deceives just to try and convince Daisy to commit the crime of infidelity.</text:span><text:line-break/><text:line-break/><text:span text:style-name="T2">3. Fitzgerald's opinion on the American dream is that it is not really something worth targeting because it is ultimately a shallow and pathetic way to live life - a conformist and materialistic lifestyle that does not work.</text:span><text:line-break/><text:line-break/><text:span text:style-name="T2">The American Dream is something that you keep on running after and never eventually get until you set a specific goal the tryouts want, form where most likely you will continue to run again. There is no stopping because the American Dream is something that is ultimately destructive  in its execution even if completely respectable and amazing in its concept.</text:span><text:line-break/><text:line-break/><text:span text:style-name="T2">4. The Great Gatsby is not the "American" novel because it is no longer completely relevant - much of the content that defines the style of the book is no longer common or used. Also, any truly American over would spend  more time focusing on the beneficial and good points about the country rather than the bad or evil things.</text:span><text:line-break/><text:line-break/><text:span text:style-name="T2">250 "Don't, worry, I'll get someone for you"</text:span><text:line-break/><text:span text:style-name="T2">Gatsby shows both the good and the bad sides of the American dream.</text:span><text:line-break/><text:line-break/><text:span text:style-name="T2">5. Gatsby is not a hero - he never does anything particularly beneficial to someone else; all of his work is primarily targeted toward himself; this does not make him a bad person, but nevertheless, definitely not a hero.</text:span><text:line-break/><text:line-break/><text:span text:style-name="T2">Gatsby was a good person who was corrupted by the societal desire for money and l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wik Dutta</meta:initial-creator>
    <meta:creation-date>2014-03-19T19:11:41.285816080</meta:creation-date>
    <dc:date>2014-03-19T19:12:28.729451827</dc:date>
    <dc:creator>Ritwik Dutta</dc:creator>
    <meta:editing-duration>P0D</meta:editing-duration>
    <meta:editing-cycles>1</meta:editing-cycles>
    <meta:document-statistic meta:table-count="0" meta:image-count="0" meta:object-count="0" meta:page-count="1" meta:paragraph-count="5" meta:word-count="501" meta:character-count="2800" meta:non-whitespace-character-count="2292"/>
    <meta:generator>LibreOffice/4.1.3.2$Linux_X86_64 LibreOffice_project/410m0$Build-2</meta:generator>
  </office:meta>
</office:document-meta>
</file>